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da66" officeooo:paragraph-rsid="000dda6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дуль m</text:p>
      <text:p text:style-name="P1"/>
      <text:p text:style-name="P1">Тест: test1</text:p>
      <text:p text:style-name="P1">Описание: курсор на начало текста</text:p>
      <text:p text:style-name="P1"/>
      <text:p text:style-name="P1">Тест: test2</text:p>
      <text:p text:style-name="P1">Описание: курсор на произвольный элемент в тексте</text:p>
      <text:p text:style-name="P1"/>
      <text:p text:style-name="P1"/>
      <text:p text:style-name="P1">Тест: test3</text:p>
      <text:p text:style-name="P1">Описание: курсор на несуществующую позицию в существующей строке</text:p>
      <text:p text:style-name="P1"/>
      <text:p text:style-name="P1"/>
      <text:p text:style-name="P1">Тест: test4</text:p>
      <text:p text:style-name="P1">Описание: курсор на несуществующую строку</text:p>
      <text:p text:style-name="P1"/>
      <text:p text:style-name="P1">Модуль save</text:p>
      <text:p text:style-name="P1"/>
      <text:p text:style-name="P1">Тест: test1</text:p>
      <text:p text:style-name="P1">Описание: сохранение произвольного файла</text:p>
      <text:p text:style-name="P1"/>
      <text:p text:style-name="P1">Модуль: cn</text:p>
      <text:p text:style-name="P1"/>
      <text:p text:style-name="P1">Тест: test1</text:p>
      <text:p text:style-name="P1">Описание: курсор не на последней строке</text:p>
      <text:p text:style-name="P1"/>
      <text:p text:style-name="P1">Тест: test2</text:p>
      <text:p text:style-name="P1">Описание: курсор на последней строке</text:p>
      <text:p text:style-name="P1"/>
      <text:p text:style-name="P1">Модуль: rch</text:p>
      <text:p text:style-name="P1"/>
      <text:p text:style-name="P1">Тест: test1</text:p>
      <text:p text:style-name="P1">Описание: справа от курсора есть символы</text:p>
      <text:p text:style-name="P1"/>
      <text:p text:style-name="P1">Тест: test2</text:p>
      <text:p text:style-name="P1">Описание: справа от курсора нет символов</text:p>
      <text:p text:style-name="P1"/>
      <text:p text:style-name="P1">Модуль: shownumspaces</text:p>
      <text:p text:style-name="P1"/>
      <text:p text:style-name="P1">Тест: test1</text:p>
      <text:p text:style-name="P1">Описание: на вход подаётся текст, содержащий строки с пробелами, пустые строки, строки без пробелов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31T07:42:33.260783104</meta:creation-date>
    <dc:date>2021-05-31T07:55:10.460124442</dc:date>
    <meta:editing-duration>PT1M37S</meta:editing-duration>
    <meta:editing-cycles>1</meta:editing-cycles>
    <meta:document-statistic meta:table-count="0" meta:image-count="0" meta:object-count="0" meta:page-count="1" meta:paragraph-count="25" meta:word-count="96" meta:character-count="652" meta:non-whitespace-character-count="581"/>
    <meta:generator>LibreOffice/6.4.7.2$Linux_X86_64 LibreOffice_project/40$Build-2</meta:generator>
  </office:meta>
</office:document-meta>
</file>